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2" draw:name="Title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Test File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5/4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5/4/2025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5/4/2025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5/4/2025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5/4/2025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5/4/2025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5/4/20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5/4/20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5/4/2025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5/4/2025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5/4/2025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5/4/2025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ris Griffith</meta:initial-creator>
    <dc:creator>Chris Griffith</dc:creator>
    <meta:creation-date>2025-05-04T20:45:09Z</meta:creation-date>
    <dc:date>2025-05-04T20:49:58Z</dc:date>
    <meta:template xlink:href="" xlink:type="simple"/>
    <meta:editing-cycles>1</meta:editing-cycles>
    <meta:editing-duration>PT13S</meta:editing-duration>
    <meta:document-statistic meta:paragraph-count="1" meta:word-count="2"/>
  </office:meta>
</office:document-meta>
</file>